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Verdana" fo:language="en" fo:country="US" style:language-asian="zxx" style:country-asian="none" style:language-complex="zxx" style:country-complex="none"/>
    </style:style>
    <style:style style:name="P2" style:family="paragraph" style:parent-style-name="Heading_20_1">
      <style:text-properties fo:language="en" fo:country="US" style:language-asian="zxx" style:country-asian="none" style:language-complex="zxx" style:country-complex="none"/>
    </style:style>
    <style:style style:name="P3" style:family="paragraph" style:parent-style-name="Text_20_body">
      <style:text-properties style:font-name="Verdana" fo:language="en" fo:country="US" style:language-asian="zxx" style:country-asian="none" style:language-complex="zxx" style:country-complex="none"/>
    </style:style>
    <style:style style:name="P4" style:family="paragraph" style:parent-style-name="Text_20_body">
      <style:text-properties style:font-name="Verdan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roject overview:</text:h>
      <text:p text:style-name="P1">The main goal of this project is to make a small modular devices which can work together. Every module will have its own microcontroller. This will include a sensor module, and bluetooth communication module which main job will be communicating with an Android based device. LiPol battery will provide the power supply at 3.3V, this battery will be included in additional module which will also include the charging ic and measure the battery charge state using a fuel gauge controller.</text:p>
      <text:p text:style-name="P1">To ensure low power consumption for the main processing ic Silabs Zero Gecko ARM microcontroller was chosed. It consists of ARM-M0 with low power capability, allowing the ic to enter a sleep mode with 0.9uA of power cunsumption with the RTC oscillator running. By implementing every module with its own processing power it is possible to reduce the load on the main processing unit.</text:p>
      <text:p text:style-name="P1">The communication with the module is based on I2C protocol, every module is acting as an I2C slave allowing the bluetooth module to read its state. This schema does not allow fast data transfers but it can be fast implemented. In the future this communication protocol will be changed for and differential line transmission which allows faster data transfers and lower noise.</text:p>
      <text:p text:style-name="P1"/>
      <text:h text:style-name="Heading_20_1" text:outline-level="1">Bluetooth module</text:h>
      <text:p text:style-name="P4">In the current version of this project there is no module with high processing power which can be used as a main controller. Module connected together will be controlled using an Android smartphone. The phone will be responsible for sending requests of needed data, which will be later archieve. Main part of the commands to the modules will be send out of the phone. The android phone will be used as the main display, showing the user sensor data. </text:p>
      <text:p text:style-name="P4">All of the module are made as small as possible without lossing any main feature. Power source module is using a LiPol battery with small dimensions because of which the battery capacitance is quite small – in range of 100-200mAh. The low power bluetooth module working in 4.1 standard is the best suitable for such low capacitance battery. </text:p>
      <text:p text:style-name="P4">For this project a HM-11 module was choose because of it low price, low power consumption and small dimensions which are 13.5 x 18.5 x 2.2 mm. The bluetooth module is controlled using an UART interface through which the configuration commands and the communications data can be send. Power cunsumption is eqult to about 8.5mA in active mode and it can be reduce to 400uA~1.5mA in sleep mode. Additionaly the output power of the module can be reduce to further lower the consume pow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2M53S</meta:editing-duration>
    <meta:editing-cycles>34</meta:editing-cycles>
    <meta:generator>OpenOffice.org/3.4.1$Win32 OpenOffice.org_project/341m1$Build-9593</meta:generator>
    <dc:date>2014-12-09T23:39:41.45</dc:date>
    <meta:document-statistic meta:table-count="0" meta:image-count="0" meta:object-count="0" meta:page-count="1" meta:paragraph-count="8" meta:word-count="431" meta:character-count="2551"/>
    <meta:user-defined meta:name="Info 1"/>
    <meta:user-defined meta:name="Info 2"/>
    <meta:user-defined meta:name="Info 3"/>
    <meta:user-defined meta:name="Info 4"/>
  </office:meta>
</office:document-meta>
</file>